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EMENTOS DE ESTILO CSS</text:p>
      <text:p text:style-name="Standard"/>
      <text:p text:style-name="Standard">ej1</text:p>
      <text:p text:style-name="Standard"/>
      <text:p text:style-name="Standard">Body<text:tab/><text:span text:style-name="T1">body {background-color: tan}</text:span></text:p>
      <text:p text:style-name="Standard"><text:tab/>-En el selector body tiene una etiqueta(background-color:) que modifica el color del fondo (tan) que <text:tab/>oscurece el fondo.</text:p>
      <text:p text:style-name="Standard"/>
      <text:p text:style-name="Standard">H1<text:tab/><text:span text:style-name="T1">h1 {color:maroon; font-size:20pt}</text:span></text:p>
      <text:p text:style-name="Standard"><text:tab/>- En el selector h1(cabecera) cambia el color del titulo a rojo pobre (color:maroon:) yla <text:tab/>etiqueta font-size:20pt el tamaño de la fuente.</text:p>
      <text:p text:style-name="Standard"/>
      <text:p text:style-name="Standard">HR<text:tab/><text:span text:style-name="T1">hr {color:navy}</text:span></text:p>
      <text:p text:style-name="Standard"><text:tab/>-En el selector hr cambia el color de las lineas de separación a azul.</text:p>
      <text:p text:style-name="Standard"/>
      <text:p text:style-name="Standard">Párrafos<text:tab/><text:span text:style-name="T1">p {font-size:12pt; margin-left: 15px}</text:span></text:p>
      <text:p text:style-name="Standard"><text:tab/><text:tab/>-En el selector (p) añade margenes 15px al lateral izquierdo ( <text:span text:style-name="T2">margin-left: 15px</text:span><text:span text:style-name="T1">)</text:span> y <text:tab/><text:tab/>cambia la fuente a 12pt (<text:span text:style-name="T1">f</text:span><text:span text:style-name="T2">ont-size:12pt;</text:span><text:span text:style-name="T1">)</text:span></text:p>
      <text:p text:style-name="Standard"><text:tab/><text:tab/></text:p>
      <text:p text:style-name="Standard"><text:span text:style-name="T1"><text:tab/><text:tab/>p.verse {color:maroon; margin-left: 60px}</text:span></text:p>
      <text:p text:style-name="Standard"><text:tab/><text:tab/>-En el selector pcrea una clase (<text:span text:style-name="T2">p.verse</text:span><text:span text:style-name="T1"> )</text:span>de estilo para los párrafos(verse),los párrafos <text:tab/><text:tab/>que estén en la clase verse deberán tener el color indicado(<text:span text:style-name="T2">color:maroon;</text:span><text:span text:style-name="T1">)</text:span>y un <text:tab/><text:tab/><text:tab/>margen a la zquierda de 60px(<text:span text:style-name="T2">margin-left: 60px).</text:span></text:p>
      <text:p text:style-name="Standard"/>
      <text:p text:style-name="Standard">Links<text:tab/><text:span text:style-name="T1">a:link <text:s text:c="4"/>{color:green}</text:span></text:p>
      <text:p text:style-name="Standard"><text:span text:style-name="T1"><text:tab/>-</text:span><text:span text:style-name="T2">En el selector(a) indica que el color varie dependiendo si no esta visitado al señalarlo.</text:span></text:p>
      <text:p text:style-name="Standard"><text:span text:style-name="T2"><text:tab/></text:span></text:p>
      <text:p text:style-name="Standard"><text:tab/><text:span text:style-name="T1">a:visited <text:s/>{color:yellow}</text:span></text:p>
      <text:p text:style-name="Standard"><text:span text:style-name="T1"><text:tab/>-</text:span><text:span text:style-name="T2">En el selector(a) muestra que al visitar el link cambie de color a amarillo.</text:span></text:p>
      <text:p text:style-name="Standard"><text:span text:style-name="T2"><text:tab/></text:span></text:p>
      <text:p text:style-name="Standard"><text:span text:style-name="T2"><text:tab/></text:span><text:span text:style-name="T1">:hover <text:s text:c="3"/>{color:black}</text:span></text:p>
      <text:p text:style-name="Standard"><text:span text:style-name="T2"><text:tab/>-En el selector(a) muestra que al poner el raton encima de el link cambie de color a negro.</text:span></text:p>
      <text:p text:style-name="Standard"><text:span text:style-name="T2"/></text:p>
      <text:p text:style-name="Standard"><text:span text:style-name="T2"><text:tab/></text:span><text:span text:style-name="T1">a:active <text:s text:c="2"/>{color:blue}</text:span></text:p>
      <text:p text:style-name="Standard"><text:span text:style-name="T2"><text:tab/>-En el selector(a) muestra que al pinchar en el lin su color será azu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34:13</meta:creation-date>
    <dc:date>2016-11-16T09:26:47</dc:date>
    <meta:editing-duration>PT21M13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23" meta:word-count="201" meta:character-count="1327" meta:non-whitespace-character-count="1107"/>
  </office:meta>
</office:document-meta>
</file>